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4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8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3.506cm"/>
    </style:style>
    <style:style style:name="P1" style:family="paragraph">
      <loext:graphic-properties draw:fill-color="#ffffff"/>
    </style:style>
    <style:style style:name="P2" style:family="paragraph">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6.254cm" svg:x="1.4cm" svg:y="0.837cm" presentation:class="subtitle">
          <draw:text-box>
            <text:p>The Linux streams library</text:p>
            <text:p>Mark Veltzer</text:p>
            <text:p><text:span text:style-name="T1">mark@veltzer.net</text:span></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Streams and performance</text:p>
          </draw:text-box>
        </draw:frame>
        <draw:frame presentation:style-name="pr4" draw:layer="layout" svg:width="25.199cm" svg:height="12.178cm" svg:x="1.4cm" svg:y="4.914cm" presentation:class="outline">
          <draw:text-box>
            <text:list text:style-name="L2">
              <text:list-item>
                <text:p>Since each FILE structure is held in user space it could be accessed by two threads at the same time.</text:p>
              </text:list-item>
              <text:list-item>
                <text:p>So the streams library locks each FILE to avoid race conditions.</text:p>
              </text:list-item>
              <text:list-item>
                <text:p>You must take these locks into consideration when designing a multi-threaded streams using application.</text:p>
              </text:list-item>
            </text:list>
          </draw:text-box>
        </draw:frame>
        <presentation:notes draw:style-name="dp2">
          <draw:page-thumbnail draw:style-name="gr1" draw:layer="layout" svg:width="13.968cm" svg:height="10.476cm" svg:x="3.81cm" svg:y="2.123cm" draw:page-number="2" presentation:class="page"/>
          <draw:frame presentation:style-name="pr5"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6" draw:layer="layout" svg:width="25.199cm" svg:height="3.506cm" svg:x="1.4cm" svg:y="0.837cm" presentation:class="title">
          <draw:text-box>
            <text:p>Options for design – best option</text:p>
          </draw:text-box>
        </draw:frame>
        <draw:frame presentation:style-name="pr4" draw:layer="layout" svg:width="25.199cm" svg:height="12.178cm" svg:x="1.4cm" svg:y="4.914cm" presentation:class="outline">
          <draw:text-box>
            <text:list text:style-name="L2">
              <text:list-item>
                <text:p>Don't use the same stream in different threads</text:p>
              </text:list-item>
              <text:list-item>
                <text:p>If you use the standard stream operation (without the _<text:span text:style-name="T1">unlocked</text:span> suffix) then you get quite good performance.</text:p>
              </text:list-item>
              <text:list-item>
                <text:p>This is due to the fact that uncontended locks in Linux are acquired very fast in user space (futex).</text:p>
              </text:list-item>
              <text:list-item>
                <text:p>Or, you can go a step further and just use the <text:span text:style-name="T1">*_unlocked</text:span> operations and get no locking at all.</text:p>
              </text:list-item>
            </text:list>
          </draw:text-box>
        </draw:frame>
        <presentation:notes draw:style-name="dp2">
          <draw:page-thumbnail draw:style-name="gr1" draw:layer="layout" svg:width="13.968cm" svg:height="10.476cm" svg:x="3.81cm" svg:y="2.123cm" draw:page-number="3" presentation:class="page"/>
          <draw:frame presentation:style-name="pr5"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6" draw:layer="layout" svg:width="25.199cm" svg:height="3.506cm" svg:x="1.4cm" svg:y="0.837cm" presentation:class="title">
          <draw:text-box>
            <text:p>Options for design – little contention</text:p>
          </draw:text-box>
        </draw:frame>
        <draw:frame presentation:style-name="pr4" draw:layer="layout" svg:width="25.199cm" svg:height="12.178cm" svg:x="1.4cm" svg:y="4.914cm" presentation:class="outline">
          <draw:text-box>
            <text:list text:style-name="L2">
              <text:list-item>
                <text:p>If your application is not doing lots of IO then you can just go ahead and use the same streams in different threads with little contention.</text:p>
              </text:list-item>
              <text:list-item>
                <text:p>Remember that streams buffer in user space and so most of the time you are causing very slight delays (<text:span text:style-name="T1">memcpy</text:span>).</text:p>
              </text:list-item>
              <text:list-item>
                <text:p>In this case you must not use the <text:span text:style-name="T1">_unlocked</text:span> versions of the functions.</text:p>
              </text:list-item>
            </text:list>
          </draw:text-box>
        </draw:frame>
        <presentation:notes draw:style-name="dp2">
          <draw:page-thumbnail draw:style-name="gr1" draw:layer="layout" svg:width="13.968cm" svg:height="10.476cm" svg:x="3.81cm" svg:y="2.123cm" draw:page-number="4" presentation:class="page"/>
          <draw:frame presentation:style-name="pr5"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6" draw:layer="layout" svg:width="25.199cm" svg:height="3.506cm" svg:x="1.4cm" svg:y="0.837cm" presentation:class="title">
          <draw:text-box>
            <text:p>Options for design – reducing contention</text:p>
          </draw:text-box>
        </draw:frame>
        <draw:frame presentation:style-name="pr4" draw:layer="layout" svg:width="25.199cm" svg:height="12.178cm" svg:x="1.4cm" svg:y="4.914cm" presentation:class="outline">
          <draw:text-box>
            <text:list text:style-name="L2">
              <text:list-item>
                <text:p>If you do contend on streams then you can manage the locking yourself and get some more performance.</text:p>
              </text:list-item>
              <text:list-item>
                <text:p>Use <text:span text:style-name="T1">flockfile(3)</text:span> and <text:span text:style-name="T1">funlockfile(3)</text:span> and between them use the <text:span text:style-name="T1">*_unlocked</text:span> operations.</text:p>
              </text:list-item>
              <text:list-item>
                <text:p>If you have multiple IO operations between each lock and unlock then you are saving the need to acquire and release the lock multiple times.</text:p>
              </text:list-item>
            </text:list>
          </draw:text-box>
        </draw:frame>
        <presentation:notes draw:style-name="dp2">
          <draw:page-thumbnail draw:style-name="gr1" draw:layer="layout" svg:width="13.968cm" svg:height="10.476cm" svg:x="3.81cm" svg:y="2.123cm" draw:page-number="5" presentation:class="page"/>
          <draw:frame presentation:style-name="pr5"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6" draw:layer="layout" svg:width="25.199cm" svg:height="3.506cm" svg:x="1.4cm" svg:y="0.837cm" presentation:class="title">
          <draw:text-box>
            <text:p>Locking manually for transactional IO</text:p>
          </draw:text-box>
        </draw:frame>
        <draw:frame presentation:style-name="pr4" draw:layer="layout" svg:width="25.199cm" svg:height="12.178cm" svg:x="1.4cm" svg:y="4.914cm" presentation:class="outline">
          <draw:text-box>
            <text:list text:style-name="L2">
              <text:list-item>
                <text:p>If you have multiple threads that want to access the same files using the streams library and you want each to perform several IO operation without being interrupted then you must resort to manual locking.</text:p>
              </text:list-item>
              <text:list-item>
                <text:p>Use <text:span text:style-name="T1">flockfile(3)</text:span> and <text:span text:style-name="T1">funlockfile(3)</text:span> and between them use the <text:span text:style-name="T1">*_unlocked</text:span> operations.</text:p>
              </text:list-item>
              <text:list-item>
                <text:p>Note that this does <text:span text:style-name="T2">not</text:span> protect you from other processes accessing the same file.</text:p>
              </text:list-item>
              <text:list-item>
                <text:p>If you put the <text:span text:style-name="T1">FILE</text:span> structures and their buffers (using <text:span text:style-name="T1">setbuffer</text:span>) into shared memory you can use the streams library for multi-processed designs.</text:p>
              </text:list-item>
            </text:list>
          </draw:text-box>
        </draw:frame>
        <presentation:notes draw:style-name="dp2">
          <draw:page-thumbnail draw:style-name="gr1" draw:layer="layout" svg:width="13.968cm" svg:height="10.476cm" svg:x="3.81cm" svg:y="2.123cm" draw:page-number="6" presentation:class="page"/>
          <draw:frame presentation:style-name="pr5"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6" draw:layer="layout" svg:width="25.199cm" svg:height="3.506cm" svg:x="1.4cm" svg:y="0.837cm" presentation:class="title">
          <draw:text-box>
            <text:p>References</text:p>
          </draw:text-box>
        </draw:frame>
        <draw:frame presentation:style-name="pr4" draw:text-style-name="P2" draw:layer="layout" svg:width="25.199cm" svg:height="12.178cm" svg:x="1.4cm" svg:y="4.914cm" presentation:class="outline">
          <draw:text-box>
            <text:list text:style-name="L2">
              <text:list-item>
                <text:p><text:span text:style-name="T1">man unlocked_stdio </text:span><text:span text:style-name="T3">from the Linux manual pages</text:span></text:p>
              </text:list-item>
              <text:list-item>
                <text:p><text:span text:style-name="T1">'I/O on streams'</text:span><text:span text:style-name="T3"> from </text:span><text:span text:style-name="T1">'info libc'.</text:span></text:p>
              </text:list-item>
            </text:list>
          </draw:text-box>
        </draw:frame>
        <presentation:notes draw:style-name="dp2">
          <draw:page-thumbnail draw:style-name="gr1" draw:layer="layout" svg:width="13.968cm" svg:height="10.476cm" svg:x="3.81cm" svg:y="2.123cm" draw:page-number="7" presentation:class="page"/>
          <draw:frame presentation:style-name="pr5"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7-11T15:54:27</meta:creation-date>
    <meta:editing-duration>PT10M33S</meta:editing-duration>
    <meta:editing-cycles>7</meta:editing-cycles>
    <dc:date>2015-11-30T09:28:44.627402964</dc:date>
    <meta:generator>LibreOffice/5.0.2.2$Linux_X86_64 LibreOffice_project/00m0$Build-2</meta:generator>
    <meta:document-statistic meta:object-count="48"/>
  </office:meta>
</office:document-meta>
</file>